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9.8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5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tarted at </text:p>
          </table:table-cell>
          <table:table-cell table:style-name="ce1" office:value-type="string" calcext:value-type="string">
            <text:p>Finished at</text:p>
          </table:table-cell>
          <table:table-cell table:style-name="ce1" office:value-type="string" calcext:value-type="string">
            <text:p>Time spent(in minutes)</text:p>
          </table:table-cell>
          <table:table-cell table:style-name="ce1" office:value-type="string" calcext:value-type="string">
            <text:p>Aditional Info</text:p>
          </table:table-cell>
        </table:table-row>
        <table:table-row table:style-name="ro1">
          <table:table-cell office:value-type="string" calcext:value-type="string">
            <text:p>Chalenge understanding and abstraction</text:p>
          </table:table-cell>
          <table:table-cell table:style-name="ce3" office:value-type="date" office:date-value="2022-03-05T08:10:00" calcext:value-type="date">
            <text:p>05/03/22 08:10</text:p>
          </table:table-cell>
          <table:table-cell table:style-name="ce3" office:value-type="date" office:date-value="2022-03-05T08:20:00" calcext:value-type="date">
            <text:p>05/03/22 08:20</text:p>
          </table:table-cell>
          <table:table-cell table:style-name="ce3" office:value-type="string" calcext:value-type="string">
            <text:p>10 </text:p>
          </table:table-cell>
          <table:table-cell/>
        </table:table-row>
        <table:table-row table:style-name="ro1">
          <table:table-cell office:value-type="string" calcext:value-type="string">
            <text:p>Creation of repository at Github</text:p>
          </table:table-cell>
          <table:table-cell table:style-name="ce3" office:value-type="date" office:date-value="2022-03-05T08:20:00" calcext:value-type="date">
            <text:p>05/03/22 08:20</text:p>
          </table:table-cell>
          <table:table-cell table:style-name="ce3" office:value-type="date" office:date-value="2022-03-05T08:25:00" calcext:value-type="date">
            <text:p>05/03/22 08: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sousacaio/bolttech-challenge" xlink:type="simple">https://github.com/sousacaio/bolttech-challenge</text:a></text:p>
          </table:table-cell>
        </table:table-row>
        <table:table-row table:style-name="ro1">
          <table:table-cell office:value-type="string" calcext:value-type="string">
            <text:p>Server setup</text:p>
          </table:table-cell>
          <table:table-cell table:style-name="ce3" office:value-type="date" office:date-value="2022-03-05T08:30:00" calcext:value-type="date">
            <text:p>05/03/22 08:30</text:p>
          </table:table-cell>
          <table:table-cell table:style-name="ce3" office:value-type="date" office:date-value="2022-03-05T08:45:00" calcext:value-type="date">
            <text:p>05/03/22 08: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lient setup</text:p>
          </table:table-cell>
          <table:table-cell table:style-name="ce3" office:value-type="date" office:date-value="2022-03-05T08:45:00" calcext:value-type="date">
            <text:p>05/03/22 08:45</text:p>
          </table:table-cell>
          <table:table-cell table:style-name="ce3" office:value-type="date" office:date-value="2022-03-05T08:55:00" calcext:value-type="date">
            <text:p>05/03/22 08: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rver signup</text:p>
          </table:table-cell>
          <table:table-cell table:style-name="ce3" office:value-type="date" office:date-value="2022-03-05T09:45:00" calcext:value-type="date">
            <text:p>05/03/22 09:45</text:p>
          </table:table-cell>
          <table:table-cell table:style-name="ce3" office:value-type="date" office:date-value="2022-03-05T12:00:00" calcext:value-type="date">
            <text:p>05/03/22 12:0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Server signup – 1</text:p>
          </table:table-cell>
          <table:table-cell table:style-name="ce3" office:value-type="date" office:date-value="2022-03-05T15:00:00" calcext:value-type="date">
            <text:p>05/03/22 15:00</text:p>
          </table:table-cell>
          <table:table-cell table:style-name="ce3" office:value-type="date" office:date-value="2022-03-05T15:10:00" calcext:value-type="date">
            <text:p>05/03/22 15: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lient signup</text:p>
          </table:table-cell>
          <table:table-cell table:style-name="ce3" office:value-type="date" office:date-value="2022-03-05T15:10:00" calcext:value-type="date">
            <text:p>05/03/22 15:10</text:p>
          </table:table-cell>
          <table:table-cell table:style-name="ce3" office:value-type="date" office:date-value="2022-03-05T16:30:00" calcext:value-type="date">
            <text:p>05/03/22 16:3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erver Login</text:p>
          </table:table-cell>
          <table:table-cell table:style-name="ce3" office:value-type="date" office:date-value="2022-03-05T16:50:00" calcext:value-type="date">
            <text:p>05/03/22 16:50</text:p>
          </table:table-cell>
          <table:table-cell table:style-name="ce3" office:value-type="date" office:date-value="2022-03-05T17:40:00" calcext:value-type="date">
            <text:p>05/03/22 17:4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ient Login</text:p>
          </table:table-cell>
          <table:table-cell table:style-name="ce3" office:value-type="date" office:date-value="2022-03-05T17:45:00" calcext:value-type="date">
            <text:p>05/03/22 17:45</text:p>
          </table:table-cell>
          <table:table-cell table:style-name="ce3" office:value-type="date" office:date-value="2022-03-05T18:00:00" calcext:value-type="date">
            <text:p>05/03/22 18: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lient axios interceptor</text:p>
          </table:table-cell>
          <table:table-cell table:style-name="ce3" office:value-type="date" office:date-value="2022-03-05T18:10:00" calcext:value-type="date">
            <text:p>05/03/22 18:10</text:p>
          </table:table-cell>
          <table:table-cell table:style-name="ce3" office:value-type="date" office:date-value="2022-03-05T18:20:00" calcext:value-type="date">
            <text:p>05/03/22 18: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rver Logged Area</text:p>
          </table:table-cell>
          <table:table-cell table:style-name="ce3" office:value-type="date" office:date-value="2022-03-06T08:00:00" calcext:value-type="date">
            <text:p>06/03/22 08:00</text:p>
          </table:table-cell>
          <table:table-cell table:style-name="ce3" office:value-type="date" office:date-value="2022-03-06T09:45:00" calcext:value-type="date">
            <text:p>06/03/22 09:4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Client Logged Area</text:p>
          </table:table-cell>
          <table:table-cell table:style-name="ce3" office:value-type="date" office:date-value="2022-03-06T10:00:00" calcext:value-type="date">
            <text:p>06/03/22 10:00</text:p>
          </table:table-cell>
          <table:table-cell table:style-name="ce3" office:value-type="date" office:date-value="2022-03-06T13:00:00" calcext:value-type="date">
            <text:p>06/03/22 13:0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<text:s/>create Projects</text:p>
          </table:table-cell>
          <table:table-cell table:style-name="ce3" office:value-type="date" office:date-value="2022-03-06T13:00:00" calcext:value-type="date">
            <text:p>06/03/22 13:00</text:p>
          </table:table-cell>
          <table:table-cell table:style-name="ce3" office:value-type="date" office:date-value="2022-03-06T13:30:00" calcext:value-type="date">
            <text:p>06/03/22 13:3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rud projects</text:p>
          </table:table-cell>
          <table:table-cell table:style-name="ce3" office:value-type="date" office:date-value="2022-03-06T13:30:00" calcext:value-type="date">
            <text:p>06/03/22 13:30</text:p>
          </table:table-cell>
          <table:table-cell table:style-name="ce3" office:value-type="date" office:date-value="2022-03-06T17:00:00" calcext:value-type="date">
            <text:p>06/03/22 17:0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Crud tasks</text:p>
          </table:table-cell>
          <table:table-cell table:style-name="ce3" office:value-type="date" office:date-value="2022-03-06T17:20:00" calcext:value-type="date">
            <text:p>06/03/22 17:20</text:p>
          </table:table-cell>
          <table:table-cell table:style-name="ce3" office:value-type="date" office:date-value="2022-03-06T21:20:00" calcext:value-type="date">
            <text:p>06/03/22 21:2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formula="of:=SUM([.D2:.D16])" office:value-type="float" office:value="1095" calcext:value-type="float">
            <text:p>1095</text:p>
          </table:table-cell>
          <table:table-cell office:value-type="string" calcext:value-type="string">
            <text:p>18.25 hr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2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23:33:25.0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08:09:58.441000000</meta:creation-date>
    <dc:date>2022-03-06T23:37:41.827000000</dc:date>
    <meta:editing-duration>PT22H40M45S</meta:editing-duration>
    <meta:editing-cycles>32</meta:editing-cycles>
    <meta:generator>LibreOffice/7.2.5.2$Windows_X86_64 LibreOffice_project/499f9727c189e6ef3471021d6132d4c694f357e5</meta:generator>
    <meta:document-statistic meta:table-count="1" meta:cell-count="69" meta:object-count="0"/>
  </office:meta>
</office:document-meta>
</file>